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dc23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5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</text:p>
      <text:p text:style-name="P2"/>
      <text:p text:style-name="P2">Responsabilities:</text:p>
      <text:p text:style-name="P2"/>
      <text:p text:style-name="P3">-Knows its title.</text:p>
      <text:p text:style-name="P3">-Knows its author name.</text:p>
      <text:p text:style-name="P3">-Knows its edition year.</text:p>
      <text:p text:style-name="P3">-Knows if it is equal to another book.</text:p>
      <text:p text:style-name="P2"/>
      <text:p text:style-name="P2"/>
      <text:p text:style-name="P2"/>
      <text:p text:style-name="P1">BookSorter</text:p>
      <text:p text:style-name="P2"/>
      <text:p text:style-name="P2">Responsabilities:</text:p>
      <text:p text:style-name="P2"/>
      <text:p text:style-name="P5">-Given a set of books can sort the books based on a given set of BookSortOperations.</text:p>
      <text:p text:style-name="P2"/>
      <text:p text:style-name="P2"/>
      <text:p text:style-name="P2">Collaborates with:</text:p>
      <text:p text:style-name="P2"/>
      <text:p text:style-name="P3">- BookSortOperation</text:p>
      <text:p text:style-name="P3">- Book</text:p>
      <text:p text:style-name="P2"/>
      <text:p text:style-name="P2"/>
      <text:p text:style-name="P2"/>
      <text:p text:style-name="P1">BookSorterConfiguration</text:p>
      <text:p text:style-name="P2"/>
      <text:p text:style-name="P2">Responsabilities:</text:p>
      <text:p text:style-name="P2"/>
      <text:p text:style-name="P3">- Given a configuration file knows the configurated set of BookSortOperations.</text:p>
      <text:p text:style-name="P3"/>
      <text:p text:style-name="P3">- Knows the set of BookSortOperations sorted from the most to the least important sorting operation.</text:p>
      <text:p text:style-name="P2"/>
      <text:p text:style-name="P2"/>
      <text:p text:style-name="P2">Collaborates with:</text:p>
      <text:p text:style-name="P2"/>
      <text:p text:style-name="P3">- BookSortOperation</text:p>
      <text:p text:style-name="P2"/>
      <text:p text:style-name="P2"/>
      <text:p text:style-name="P2"/>
      <text:p text:style-name="P2"/>
      <text:p text:style-name="P1">BookSortOperation</text:p>
      <text:p text:style-name="P2"/>
      <text:p text:style-name="P2">Responsabilities:</text:p>
      <text:p text:style-name="P2"/>
      <text:p text:style-name="P3">-Given a set of books can sort the books based on an attribute and a sorting direction.</text:p>
      <text:p text:style-name="P2"/>
      <text:p text:style-name="P2"/>
      <text:p text:style-name="P2">Collaborates with:</text:p>
      <text:list xml:id="list1241126866" text:style-name="L1">
        <text:list-item>
          <text:p text:style-name="P4">Book</text:p>
        </text:list-item>
      </text:list>
      <text:p text:style-name="P3"/>
      <text:p text:style-name="P1"><text:soft-page-break/>BookSortByTitle</text:p>
      <text:p text:style-name="P2"/>
      <text:p text:style-name="P2">Responsabilities:</text:p>
      <text:p text:style-name="P2"/>
      <text:p text:style-name="P3">-Given a set of books can sort the books based on the title of the book and a sorting direction.</text:p>
      <text:p text:style-name="P2"/>
      <text:p text:style-name="P2"/>
      <text:p text:style-name="P2">Collaborates with:</text:p>
      <text:p text:style-name="P3">- Book</text:p>
      <text:p text:style-name="P3"/>
      <text:p text:style-name="P3"/>
      <text:p text:style-name="P3"/>
      <text:p text:style-name="P1">BookSortByAuthor</text:p>
      <text:p text:style-name="P2"/>
      <text:p text:style-name="P2">Responsabilities:</text:p>
      <text:p text:style-name="P2"/>
      <text:p text:style-name="P3">-Given a set of books can sort the books based on the author of the book and a sorting direction.</text:p>
      <text:p text:style-name="P2"/>
      <text:p text:style-name="P2"/>
      <text:p text:style-name="P2">Collaborates with:</text:p>
      <text:p text:style-name="P2"/>
      <text:p text:style-name="P2"><text:span text:style-name="T1">- Book</text:span></text:p>
      <text:p text:style-name="P3"/>
      <text:p text:style-name="P3"/>
      <text:p text:style-name="P3"/>
      <text:p text:style-name="P1">BookSortByEditionYear</text:p>
      <text:p text:style-name="P2"/>
      <text:p text:style-name="P2">Responsabilities:</text:p>
      <text:p text:style-name="P2"/>
      <text:p text:style-name="P3">-Given a set of books can sort the books based on the edition year of the book and a sorting direction.</text:p>
      <text:p text:style-name="P2"/>
      <text:p text:style-name="P2"/>
      <text:p text:style-name="P2">Collaborates with:</text:p>
      <text:p text:style-name="P3">- Bo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anie Bastos</meta:initial-creator>
    <meta:creation-date>2010-12-31T13:19:11</meta:creation-date>
    <dc:date>2010-12-31T16:54:18</dc:date>
    <dc:creator>Stephanie Bastos</dc:creator>
    <meta:editing-duration>PT03H35M09S</meta:editing-duration>
    <meta:editing-cycles>26</meta:editing-cycles>
    <meta:generator>OpenOffice.org/3.1$Linux OpenOffice.org_project/310m19$Build-9420</meta:generator>
    <meta:document-statistic meta:table-count="0" meta:image-count="0" meta:object-count="0" meta:page-count="2" meta:paragraph-count="38" meta:word-count="180" meta:character-count="1147"/>
  </office:meta>
</office:document-meta>
</file>